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T1" style:family="text">
      <style:text-properties officeooo:rsid="001d695b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<text:tab/><text:tab/><text:tab/><text:tab/><text:tab/><text:tab/><text:tab/><text:tab/><text:span text:style-name="T2">工作总结</text:span></text:p>
      <text:p text:style-name="P1"><text:tab/><text:tab/>昨天由于学习企业文化的关系也学习的内容也不是很多。重点学习了android下数据库的创建和基于数据库的增删改查的操作。要想创建一个数据库必须实现一个类此类继承了SQLiteOpenHelper方法并且在类中对此类的构造器以及onCreate方法和on<text:span text:style-name="T1">Upgrade方法进行实现。onCreate方法主要是对数据库结构的创建而onUpgrade方法是在数据库版本发生变化时才会被调用。创建数据库需在MainActivity方法中实例化上述的类并调用getWritableDatabase 或者 调用 getReadableDatabase。在执行sql语句方面可以自己对sql语句进行编写，也可以使用谷歌程序员给我们提供的api方法去实现增删改查功能。</text:span></text:p>
      <text:p text:style-name="P1"><text:tab/><text:tab/>做了一个小程序在安卓手机中实现对数据库表的增删改查的操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08:28:15.129218911</meta:creation-date>
    <dc:date>2017-08-02T08:39:21.480329006</dc:date>
    <meta:editing-duration>PT11M8S</meta:editing-duration>
    <meta:editing-cycles>1</meta:editing-cycles>
    <meta:document-statistic meta:table-count="0" meta:image-count="0" meta:object-count="0" meta:page-count="1" meta:paragraph-count="3" meta:word-count="251" meta:character-count="372" meta:non-whitespace-character-count="355"/>
    <meta:generator>LibreOffice/5.1.6.2$Linux_X86_64 LibreOffice_project/10m0$Build-2</meta:generator>
  </office:meta>
</office:document-meta>
</file>